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4898in" style:auto-text-indent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0.3957in"/>
        </style:tab-stops>
      </style:paragraph-properties>
      <style:text-properties fo:font-size="14pt" fo:language="ru" fo:country="RU" style:font-size-asian="14pt" style:font-size-complex="14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.5in" style:auto-text-indent="false" style:page-number="auto">
        <style:tab-stops>
          <style:tab-stop style:position="0.3957in"/>
        </style:tab-stops>
      </style:paragraph-properties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4898in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text-indent="0.4898in" style:auto-text-indent="false"/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БІБЛІОГРАФІЯ</text:p>
      <text:p text:style-name="P5"/>
      <text:p text:style-name="P1">Самойленко А. П. Моринська криниця. Поезії. <text:s/>— <text:s/>Біла Церква: Видавництво «Буква» Київського обласного творчого об<text:span text:style-name="T1">'</text:span>єднання «Культура», 1993. — <text:s/>38 с. </text:p>
      <text:p text:style-name="P1"/>
      <text:p text:style-name="P1">Самойленко А. П. Моринська криниця: Лірика, поеми, гумор. — <text:s/>К. : Рада, 1998. <text:s/>— 128 с. <text:s text:c="2"/></text:p>
      <text:p text:style-name="P1"/>
      <text:p text:style-name="P3">Самойленко А. П. З калинового краю: Поезія, проза. <text:s/>— <text:s/>К.: Рада, 2000. <text:s/>— 112 с. <text:s/></text:p>
      <text:p text:style-name="P2"/>
      <text:p text:style-name="P2">Самойленко А. Кобзареве поле. — <text:s text:c="2"/>К.: Видавництво «Бібліотека українця», 2003. — <text:s/>256 с.</text:p>
      <text:p text:style-name="P2"/>
      <text:p text:style-name="P2">Самойленко А. Закоханий розмай: Лірика. Поеми. Пісні. — <text:s/>К.: Рада, 2006. — <text:s/>112 с.</text:p>
      <text:p text:style-name="P2"/>
      <text:p text:style-name="P2">Самойленко А. Роду мого джерело: Вірші, поеми, гуморески та пісні.— <text:s/>К. : Рада, 2008.— 360 с. </text:p>
      <text:p text:style-name="P2"/>
      <text:p text:style-name="P2">Самойленко А. Негаснуча зоря Тараса: поезія, проза /А. П. Самойленко .— К.: Майстер книг, 2014. — 304 с. </text:p>
      <text:p text:style-name="P2"/>
      <text:p text:style-name="P2">Самойленко А. Обрії родинного поля : поезія, проза. — <text:s/>К.: Майстер книг. — 2016. —222 с.</text:p>
      <text:p text:style-name="P2"/>
      <text:p text:style-name="P2">Самойленко А. П. Передзвін Дніпрових берегів. — К.: Черкаське земляцтво «Шевченків край» у м. Києві, 2018. — 216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0M24S</meta:editing-duration>
    <meta:editing-cycles>5</meta:editing-cycles>
    <meta:generator>OpenOffice/4.1.6$Win32 OpenOffice.org_project/416m1$Build-9790</meta:generator>
    <dc:date>2020-01-19T02:23:14.81</dc:date>
    <dc:creator>Nadija Romanenko</dc:creator>
    <meta:document-statistic meta:table-count="0" meta:image-count="0" meta:object-count="0" meta:page-count="1" meta:paragraph-count="10" meta:word-count="148" meta:character-count="905"/>
    <meta:user-defined meta:name="Info 1"/>
    <meta:user-defined meta:name="Info 2"/>
    <meta:user-defined meta:name="Info 3"/>
    <meta:user-defined meta:name="Info 4"/>
  </office:meta>
</office:document-meta>
</file>